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00000002B565A972D2A2F46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libri2" svg:font-family="Calibri" style:font-adornments="Predeterminad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Cursiva" style:font-family-generic="swiss" style:font-pitch="variable"/>
    <style:font-face style:name="Verdana3" svg:font-family="Verdana" style:font-adornments="Predeterminado" style:font-family-generic="swiss" style:font-pitch="variable"/>
  </office:font-face-decls>
  <office:automatic-styles>
    <style:style style:name="Tabla16" style:family="table" style:master-page-name="First_20_Page">
      <style:table-properties style:width="18.697cm" fo:margin-left="-1.064cm" fo:margin-top="0cm" fo:margin-bottom="0cm" style:page-number="auto" fo:break-before="auto" fo:break-after="auto" table:align="left" fo:background-color="transparent" style:writing-mode="lr-tb">
        <style:background-image/>
      </style:table-properties>
    </style:style>
    <style:style style:name="Tabla16.A" style:family="table-column">
      <style:table-column-properties style:column-width="0.561cm"/>
    </style:style>
    <style:style style:name="Tabla16.B" style:family="table-column">
      <style:table-column-properties style:column-width="2.187cm"/>
    </style:style>
    <style:style style:name="Tabla16.C" style:family="table-column">
      <style:table-column-properties style:column-width="0.859cm"/>
    </style:style>
    <style:style style:name="Tabla16.D" style:family="table-column">
      <style:table-column-properties style:column-width="3.801cm"/>
    </style:style>
    <style:style style:name="Tabla16.E" style:family="table-column">
      <style:table-column-properties style:column-width="2.886cm"/>
    </style:style>
    <style:style style:name="Tabla16.F" style:family="table-column">
      <style:table-column-properties style:column-width="3.417cm"/>
    </style:style>
    <style:style style:name="Tabla16.G" style:family="table-column">
      <style:table-column-properties style:column-width="3.39cm"/>
    </style:style>
    <style:style style:name="Tabla16.H" style:family="table-column">
      <style:table-column-properties style:column-width="1.596cm"/>
    </style:style>
    <style:style style:name="Tabla16.1" style:family="table-row">
      <style:table-row-properties style:min-row-height="0.452cm" fo:background-color="transparent" fo:keep-together="auto">
        <style:background-image/>
      </style:table-row-properties>
    </style:style>
    <style:style style:name="Tabla16.A1" style:family="table-cell">
      <style:table-cell-properties fo:background-color="#afd095" fo:padding="0.199cm" fo:border-left="1pt solid #c0c0c0" fo:border-right="none" fo:border-top="1pt solid #c0c0c0" fo:border-bottom="1pt solid #c0c0c0">
        <style:background-image/>
      </style:table-cell-properties>
    </style:style>
    <style:style style:name="Tabla16.D1" style:family="table-cell">
      <style:table-cell-properties style:vertical-align="bottom" fo:background-color="#ffff00" fo:padding="0.199cm" fo:border-left="1pt solid #c0c0c0" fo:border-right="none" fo:border-top="1pt solid #c0c0c0" fo:border-bottom="1pt solid #c0c0c0">
        <style:background-image/>
      </style:table-cell-properties>
    </style:style>
    <style:style style:name="Tabla16.H1" style:family="table-cell">
      <style:table-cell-properties style:vertical-align="bottom" fo:padding="0.199cm" fo:border="1pt solid #c0c0c0"/>
    </style:style>
    <style:style style:name="Tabla16.2" style:family="table-row">
      <style:table-row-properties style:min-row-height="2.655cm" fo:background-color="transparent" fo:keep-together="auto">
        <style:background-image/>
      </style:table-row-properties>
    </style:style>
    <style:style style:name="Tabla16.A2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B2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D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E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F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G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H2" style:family="table-cell">
      <style:table-cell-properties style:vertical-align="middle" fo:background-color="#ffffff" fo:padding="0.199cm" fo:border-left="1pt solid #c0c0c0" fo:border-right="1pt solid #c0c0c0" fo:border-top="none" fo:border-bottom="1pt solid #c0c0c0">
        <style:background-image/>
      </style:table-cell-properties>
    </style:style>
    <style:style style:name="Tabla16.A3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B3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D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E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F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G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A4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B4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D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E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F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G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A5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B5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D5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E5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F5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G5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A6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B6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16.D6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E6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F6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G6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16.7" style:family="table-row">
      <style:table-row-properties style:min-row-height="0.818cm" fo:background-color="transparent" fo:keep-together="auto">
        <style:background-image/>
      </style:table-row-properties>
    </style:style>
    <style:style style:name="Tabla16.A7" style:family="table-cell">
      <style:table-cell-properties fo:background-color="#99ccff" fo:padding="0.199cm" fo:border-left="1pt solid #c0c0c0" fo:border-right="none" fo:border-top="none" fo:border-bottom="1pt solid #c0c0c0">
        <style:background-image/>
      </style:table-cell-properties>
    </style:style>
    <style:style style:name="Tabla16.A8" style:family="table-cell">
      <style:table-cell-properties fo:background-color="#dde8cb" fo:padding="0.199cm" fo:border-left="1pt solid #c0c0c0" fo:border-right="none" fo:border-top="none" fo:border-bottom="1pt solid #c0c0c0">
        <style:background-image/>
      </style:table-cell-properties>
    </style:style>
    <style:style style:name="Tabla16.C8" style:family="table-cell">
      <style:table-cell-properties fo:background-color="transparent" fo:padding="0.199cm" fo:border-left="1pt solid #c0c0c0" fo:border-right="1pt solid #c0c0c0" fo:border-top="none" fo:border-bottom="1pt solid #c0c0c0">
        <style:background-image/>
      </style:table-cell-properties>
    </style:style>
    <style:style style:name="Tabla3" style:family="table" style:master-page-name="Standard">
      <style:table-properties style:width="18.697cm" fo:margin-left="-1.064cm" fo:margin-top="0cm" fo:margin-bottom="0cm" style:page-number="auto" fo:break-before="page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0.559cm"/>
    </style:style>
    <style:style style:name="Tabla3.B" style:family="table-column">
      <style:table-column-properties style:column-width="2.187cm"/>
    </style:style>
    <style:style style:name="Tabla3.C" style:family="table-column">
      <style:table-column-properties style:column-width="1.342cm"/>
    </style:style>
    <style:style style:name="Tabla3.D" style:family="table-column">
      <style:table-column-properties style:column-width="3.512cm"/>
    </style:style>
    <style:style style:name="Tabla3.E" style:family="table-column">
      <style:table-column-properties style:column-width="3.2cm"/>
    </style:style>
    <style:style style:name="Tabla3.F" style:family="table-column">
      <style:table-column-properties style:column-width="3.39cm"/>
    </style:style>
    <style:style style:name="Tabla3.G" style:family="table-column">
      <style:table-column-properties style:column-width="2.79cm"/>
    </style:style>
    <style:style style:name="Tabla3.H" style:family="table-column">
      <style:table-column-properties style:column-width="1.716cm"/>
    </style:style>
    <style:style style:name="Tabla3.1" style:family="table-row">
      <style:table-row-properties style:min-row-height="0.452cm" fo:background-color="transparent" fo:keep-together="auto">
        <style:background-image/>
      </style:table-row-properties>
    </style:style>
    <style:style style:name="Tabla3.A1" style:family="table-cell">
      <style:table-cell-properties fo:background-color="#afd095" fo:padding="0.199cm" fo:border-left="1pt solid #c0c0c0" fo:border-right="none" fo:border-top="1pt solid #c0c0c0" fo:border-bottom="1pt solid #c0c0c0">
        <style:background-image/>
      </style:table-cell-properties>
    </style:style>
    <style:style style:name="Tabla3.D1" style:family="table-cell">
      <style:table-cell-properties style:vertical-align="bottom" fo:background-color="#ffff00" fo:padding="0.199cm" fo:border-left="1pt solid #c0c0c0" fo:border-right="none" fo:border-top="1pt solid #c0c0c0" fo:border-bottom="1pt solid #c0c0c0">
        <style:background-image/>
      </style:table-cell-properties>
    </style:style>
    <style:style style:name="Tabla3.H1" style:family="table-cell">
      <style:table-cell-properties style:vertical-align="bottom" fo:padding="0.199cm" fo:border="1pt solid #c0c0c0"/>
    </style:style>
    <style:style style:name="Tabla3.2" style:family="table-row">
      <style:table-row-properties style:min-row-height="2.655cm" fo:background-color="transparent" fo:keep-together="auto">
        <style:background-image/>
      </style:table-row-properties>
    </style:style>
    <style:style style:name="Tabla3.A2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3.B2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3.D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E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F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G2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H2" style:family="table-cell">
      <style:table-cell-properties style:vertical-align="middle" fo:background-color="#ffffff" fo:padding="0.199cm" fo:border-left="1pt solid #c0c0c0" fo:border-right="1pt solid #c0c0c0" fo:border-top="none" fo:border-bottom="1pt solid #c0c0c0">
        <style:background-image/>
      </style:table-cell-properties>
    </style:style>
    <style:style style:name="Tabla3.A3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3.B3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3.D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E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F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G3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A4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3.B4" style:family="table-cell">
      <style:table-cell-properties fo:background-color="#afd095" fo:padding="0.199cm" fo:border-left="1pt solid #c0c0c0" fo:border-right="none" fo:border-top="none" fo:border-bottom="1pt solid #c0c0c0">
        <style:background-image/>
      </style:table-cell-properties>
    </style:style>
    <style:style style:name="Tabla3.D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E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F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G4" style:family="table-cell">
      <style:table-cell-properties fo:background-color="#ffffff" fo:padding="0.199cm" fo:border-left="1pt solid #c0c0c0" fo:border-right="none" fo:border-top="none" fo:border-bottom="1pt solid #c0c0c0">
        <style:background-image/>
      </style:table-cell-properties>
    </style:style>
    <style:style style:name="Tabla3.5" style:family="table-row">
      <style:table-row-properties style:min-row-height="0.818cm" fo:background-color="transparent" fo:keep-together="auto">
        <style:background-image/>
      </style:table-row-properties>
    </style:style>
    <style:style style:name="Tabla3.A5" style:family="table-cell">
      <style:table-cell-properties fo:background-color="#99ccff" fo:padding="0.199cm" fo:border-left="1pt solid #c0c0c0" fo:border-right="none" fo:border-top="none" fo:border-bottom="1pt solid #c0c0c0">
        <style:background-image/>
      </style:table-cell-properties>
    </style:style>
    <style:style style:name="Tabla3.A6" style:family="table-cell">
      <style:table-cell-properties fo:background-color="#dde8cb" fo:padding="0.199cm" fo:border-left="1pt solid #c0c0c0" fo:border-right="none" fo:border-top="none" fo:border-bottom="1pt solid #c0c0c0">
        <style:background-image/>
      </style:table-cell-properties>
    </style:style>
    <style:style style:name="Tabla3.C6" style:family="table-cell">
      <style:table-cell-properties fo:background-color="transparent" fo:padding="0.199cm" fo:border-left="1pt solid #c0c0c0" fo:border-right="1pt solid #c0c0c0" fo:border-top="none" fo:border-bottom="1pt solid #c0c0c0">
        <style:background-image/>
      </style:table-cell-properties>
    </style:style>
    <style:style style:name="Tabla6" style:family="table">
      <style:table-properties style:width="17.201cm" table:align="margins" fo:background-color="transparent">
        <style:background-image/>
      </style:table-properties>
    </style:style>
    <style:style style:name="Tabla6.A" style:family="table-column">
      <style:table-column-properties style:column-width="5.509cm" style:rel-column-width="20987*"/>
    </style:style>
    <style:style style:name="Tabla6.B" style:family="table-column">
      <style:table-column-properties style:column-width="3.092cm" style:rel-column-width="11780*"/>
    </style:style>
    <style:style style:name="Tabla6.C" style:family="table-column">
      <style:table-column-properties style:column-width="4.299cm" style:rel-column-width="16377*"/>
    </style:style>
    <style:style style:name="Tabla6.D" style:family="table-column">
      <style:table-column-properties style:column-width="4.302cm" style:rel-column-width="16391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dee7e5" fo:padding="0.4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4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C1" style:family="table-cell">
      <style:table-cell-properties fo:background-color="#fff5ce" fo:padding="0.4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D1" style:family="table-cell">
      <style:table-cell-properties fo:background-color="transparent" fo:padding="0.499cm" fo:border="0.05pt solid #000000" style:writing-mode="page">
        <style:background-image/>
      </style:table-cell-properties>
    </style:style>
    <style:style style:name="Tabla6.A2" style:family="table-cell">
      <style:table-cell-properties fo:background-color="#dee7e5" fo:padding="0.49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D2" style:family="table-cell">
      <style:table-cell-properties fo:background-color="transparent" fo:padding="0.49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fo:color="#999966" loext:opacity="100%" fo:font-size="11pt" fo:language="es" fo:country="ES" fo:font-weight="bold" style:font-size-asian="11pt" style:font-weight-asian="bold" style:font-size-complex="11pt" style:font-weight-complex="bold"/>
    </style:style>
    <style:style style:name="P2" style:family="paragraph" style:parent-style-name="Header">
      <style:text-properties fo:color="#999966" loext:opacity="100%" fo:font-size="11pt" fo:language="es" fo:country="ES" fo:font-weight="bold" officeooo:paragraph-rsid="004b8713" style:font-size-asian="11pt" style:font-weight-asian="bold" style:font-size-complex="11pt" style:font-weight-complex="bold"/>
    </style:style>
    <style:style style:name="P3" style:family="paragraph" style:parent-style-name="Footer">
      <style:paragraph-properties fo:padding="0.101cm" fo:border="none"/>
      <style:text-properties fo:color="#999966" loext:opacity="100%" fo:language="es" fo:country="ES" officeooo:paragraph-rsid="000be86e"/>
    </style:style>
    <style:style style:name="P4" style:family="paragraph" style:parent-style-name="Footer">
      <style:paragraph-properties fo:padding="0.101cm" fo:border="none"/>
      <style:text-properties fo:color="#999966" loext:opacity="100%" fo:language="es" fo:country="ES" officeooo:paragraph-rsid="004b8713"/>
    </style:style>
    <style:style style:name="P5" style:family="paragraph" style:parent-style-name="Footer">
      <style:paragraph-properties fo:padding="0.101cm" fo:border="none"/>
      <style:text-properties fo:language="es" fo:country="ES" officeooo:paragraph-rsid="000be86e"/>
    </style:style>
    <style:style style:name="P6" style:family="paragraph" style:parent-style-name="Header">
      <style:text-properties fo:language="es" fo:country="ES"/>
    </style:style>
    <style:style style:name="P7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s" fo:country="ES"/>
    </style:style>
    <style:style style:name="P8" style:family="paragraph" style:parent-style-name="Footer">
      <style:paragraph-properties fo:padding="0.101cm" fo:border="none"/>
      <style:text-properties fo:language="es" fo:country="ES" officeooo:paragraph-rsid="004b8713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0pt" fo:font-weight="bold" officeooo:rsid="005984b0" officeooo:paragraph-rsid="0059a4b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0pt" fo:font-weight="bold" officeooo:rsid="005984b0" officeooo:paragraph-rsid="00643cb8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0pt" fo:font-weight="bold" officeooo:rsid="005984b0" officeooo:paragraph-rsid="0059a4b0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0pt" fo:font-weight="bold" officeooo:rsid="005984b0" officeooo:paragraph-rsid="00643cb8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bold" officeooo:rsid="005b51b0" officeooo:paragraph-rsid="005b51b0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bold" officeooo:paragraph-rsid="005984b0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bold" officeooo:paragraph-rsid="00643cb8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0pt" fo:font-weight="bold" officeooo:paragraph-rsid="0059a4b0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0pt" fo:font-weight="bold" officeooo:paragraph-rsid="00643cb8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bold" officeooo:rsid="001d0f27" officeooo:paragraph-rsid="00643cb8" style:font-size-asian="10pt" style:font-weight-asian="bold" style:font-name-complex="Arial2" style:font-size-complex="10pt" style:font-weight-complex="bold"/>
    </style:style>
    <style:style style:name="P19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bold" officeooo:rsid="0059a4b0" officeooo:paragraph-rsid="00643cb8" style:font-size-asian="10pt" style:font-weight-asian="bold" style:font-name-complex="Arial2" style:font-size-complex="10pt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0pt" fo:font-weight="bold" officeooo:rsid="0059a4b0" officeooo:paragraph-rsid="0059a4b0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0pt" fo:font-weight="bold" officeooo:rsid="0059a4b0" officeooo:paragraph-rsid="00643cb8" style:font-size-asian="10pt" style:font-weight-asian="bold" style:font-name-complex="Arial2" style:font-size-complex="10pt"/>
    </style:style>
    <style:style style:name="P22" style:family="paragraph" style:parent-style-name="Standard">
      <style:paragraph-properties>
        <style:tab-stops/>
      </style:paragraph-properties>
      <style:text-properties fo:color="#000000" loext:opacity="100%" style:font-name="Calibri" fo:font-size="10pt" officeooo:rsid="005e0334" officeooo:paragraph-rsid="005e0334" style:font-name-asian="Calibri1" style:font-size-asian="10pt" style:font-name-complex="Calibri1" style:font-size-complex="10pt"/>
    </style:style>
    <style:style style:name="P23" style:family="paragraph" style:parent-style-name="Standard">
      <style:paragraph-properties>
        <style:tab-stops/>
      </style:paragraph-properties>
      <style:text-properties fo:color="#000000" loext:opacity="100%" style:font-name="Calibri" fo:font-size="10pt" officeooo:rsid="005e0334" officeooo:paragraph-rsid="00658a60" style:font-name-asian="Calibri1" style:font-size-asian="10pt" style:font-name-complex="Calibri1" style:font-size-complex="10pt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0pt" officeooo:rsid="005984b0" officeooo:paragraph-rsid="0059a4b0" style:font-name-asian="Calibri1" style:font-size-asian="10pt" style:font-name-complex="Calibri1" style:font-size-complex="10pt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0pt" officeooo:rsid="005984b0" officeooo:paragraph-rsid="00643cb8" style:font-name-asian="Calibri1" style:font-size-asian="10pt" style:font-name-complex="Calibri1" style:font-size-complex="10pt"/>
    </style:style>
    <style:style style:name="P26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normal" officeooo:rsid="005cbcf2" officeooo:paragraph-rsid="00643cb8" style:font-name-asian="Calibri1" style:font-size-asian="10pt" style:font-weight-asian="normal" style:font-name-complex="Calibri1" style:font-size-complex="10pt" style:font-weight-complex="normal"/>
    </style:style>
    <style:style style:name="P27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normal" officeooo:rsid="005e0334" officeooo:paragraph-rsid="00643cb8" style:font-name-asian="Calibri1" style:font-size-asian="10pt" style:font-weight-asian="normal" style:font-name-complex="Calibri1" style:font-size-complex="10pt" style:font-weight-complex="normal"/>
    </style:style>
    <style:style style:name="P28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normal" officeooo:rsid="00630688" officeooo:paragraph-rsid="00643cb8" style:font-name-asian="Calibri1" style:font-size-asian="10pt" style:font-weight-asian="normal" style:font-name-complex="Calibri1" style:font-size-complex="10pt" style:font-weight-complex="normal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1pt" fo:font-weight="bold" officeooo:rsid="005cbcf2" officeooo:paragraph-rsid="00643cb8" style:font-size-asian="11pt" style:font-weight-asian="bold" style:font-name-complex="Arial2" style:font-size-complex="11pt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1pt" fo:font-weight="bold" officeooo:rsid="005cbcf2" officeooo:paragraph-rsid="00643cb8" style:font-size-asian="11pt" style:font-weight-asian="bold" style:font-name-complex="Arial2" style:font-size-complex="11pt" style:font-weight-complex="bold"/>
    </style:style>
    <style:style style:name="P31" style:family="paragraph" style:parent-style-name="Standard">
      <style:paragraph-properties>
        <style:tab-stops/>
      </style:paragraph-properties>
      <style:text-properties style:font-name="Calibri" fo:font-size="11pt" fo:font-weight="bold" officeooo:rsid="005cbcf2" officeooo:paragraph-rsid="005cbcf2" style:font-size-asian="11pt" style:font-weight-asian="bold" style:font-size-complex="11pt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font-name="Calibri" fo:font-size="11pt" officeooo:paragraph-rsid="005cbcf2" style:font-size-asian="11pt" style:font-size-complex="11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officeooo:paragraph-rsid="00643cb8" style:font-size-asian="11pt" style:font-size-complex="11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0pt" officeooo:paragraph-rsid="0059a4b0" style:font-size-asian="10pt" style:font-size-complex="10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0pt" officeooo:paragraph-rsid="00643cb8" style:font-size-asian="10pt" style:font-size-complex="10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0pt" fo:font-weight="bold" officeooo:paragraph-rsid="0059a4b0" style:font-size-asian="10pt" style:font-weight-asian="bold" style:font-size-complex="10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0pt" fo:font-weight="bold" officeooo:paragraph-rsid="00643cb8" style:font-size-asian="10pt" style:font-weight-asian="bold" style:font-size-complex="10pt"/>
    </style:style>
    <style:style style:name="P38" style:family="paragraph" style:parent-style-name="Standard">
      <style:paragraph-properties>
        <style:tab-stops/>
      </style:paragraph-properties>
      <style:text-properties style:font-name="Calibri" fo:font-size="10pt" fo:font-weight="bold" officeooo:rsid="005b51b0" officeooo:paragraph-rsid="005b51b0" style:font-size-asian="10pt" style:font-weight-asian="bold" style:font-size-complex="10pt"/>
    </style:style>
    <style:style style:name="P39" style:family="paragraph" style:parent-style-name="Standard">
      <style:paragraph-properties>
        <style:tab-stops/>
      </style:paragraph-properties>
      <style:text-properties style:font-name="Calibri" fo:font-size="10pt" fo:font-weight="bold" officeooo:rsid="0059a4b0" officeooo:paragraph-rsid="00643cb8" style:font-size-asian="10pt" style:font-weight-asian="bold" style:font-size-complex="10pt"/>
    </style:style>
    <style:style style:name="P40" style:family="paragraph" style:parent-style-name="Table_20_Contents">
      <style:paragraph-properties>
        <style:tab-stops/>
      </style:paragraph-properties>
      <style:text-properties style:font-name="Calibri" officeooo:rsid="0059a4b0" officeooo:paragraph-rsid="0059a4b0"/>
    </style:style>
    <style:style style:name="P41" style:family="paragraph" style:parent-style-name="Table_20_Contents">
      <style:paragraph-properties>
        <style:tab-stops/>
      </style:paragraph-properties>
      <style:text-properties style:font-name="Calibri" officeooo:rsid="0059a4b0" officeooo:paragraph-rsid="005b51b0"/>
    </style:style>
    <style:style style:name="P42" style:family="paragraph" style:parent-style-name="Table_20_Contents">
      <style:paragraph-properties fo:text-align="center" style:justify-single-word="false">
        <style:tab-stops/>
      </style:paragraph-properties>
      <style:text-properties style:font-name="Calibri" officeooo:rsid="0059a4b0" officeooo:paragraph-rsid="0059a4b0"/>
    </style:style>
    <style:style style:name="P43" style:family="paragraph" style:parent-style-name="Table_20_Contents">
      <style:paragraph-properties fo:text-align="end" style:justify-single-word="false">
        <style:tab-stops/>
      </style:paragraph-properties>
      <style:text-properties style:font-name="Calibri" fo:font-size="20pt" officeooo:rsid="0059a4b0" officeooo:paragraph-rsid="005b51b0" style:font-size-asian="20pt" style:font-size-complex="20pt"/>
    </style:style>
    <style:style style:name="P44" style:family="paragraph" style:parent-style-name="Standard">
      <style:paragraph-properties>
        <style:tab-stops/>
      </style:paragraph-properties>
      <style:text-properties officeooo:paragraph-rsid="005984b0"/>
    </style:style>
    <style:style style:name="P45" style:family="paragraph" style:parent-style-name="Standard">
      <style:paragraph-properties>
        <style:tab-stops/>
      </style:paragraph-properties>
      <style:text-properties officeooo:paragraph-rsid="005e0334"/>
    </style:style>
    <style:style style:name="P46" style:family="paragraph" style:parent-style-name="Standard">
      <style:paragraph-properties>
        <style:tab-stops/>
      </style:paragraph-properties>
      <style:text-properties officeooo:paragraph-rsid="0059a4b0"/>
    </style:style>
    <style:style style:name="P47" style:family="paragraph" style:parent-style-name="Standard">
      <style:paragraph-properties>
        <style:tab-stops/>
      </style:paragraph-properties>
      <style:text-properties officeooo:paragraph-rsid="00643cb8"/>
    </style:style>
    <style:style style:name="P48" style:family="paragraph" style:parent-style-name="Standard">
      <style:paragraph-properties>
        <style:tab-stops/>
      </style:paragraph-properties>
      <style:text-properties officeooo:paragraph-rsid="00658a60"/>
    </style:style>
    <style:style style:name="P49" style:family="paragraph" style:parent-style-name="Standard">
      <style:paragraph-properties>
        <style:tab-stops/>
      </style:paragraph-properties>
      <style:text-properties officeooo:paragraph-rsid="005fe6d9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color="#ff4000" loext:opacity="100%" style:font-name="Calibri" fo:font-size="15pt" fo:font-weight="bold" officeooo:rsid="00630688" officeooo:paragraph-rsid="00630688" style:font-size-asian="15pt" style:font-weight-asian="bold" style:font-name-complex="Arial2" style:font-size-complex="15pt" style:font-weight-complex="bold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color="#ff4000" loext:opacity="100%" style:font-name="Calibri" fo:font-size="15pt" fo:font-weight="bold" officeooo:rsid="00630688" officeooo:paragraph-rsid="00658a60" style:font-size-asian="15pt" style:font-weight-asian="bold" style:font-name-complex="Arial2" style:font-size-complex="15pt" style:font-weight-complex="bold"/>
    </style:style>
    <style:style style:name="P52" style:family="paragraph" style:parent-style-name="Standard">
      <style:text-properties officeooo:paragraph-rsid="00643cb8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0643cb8"/>
    </style:style>
    <style:style style:name="P54" style:family="paragraph" style:parent-style-name="Table_20_Contents">
      <style:paragraph-properties fo:text-align="center" style:justify-single-word="false">
        <style:tab-stops/>
      </style:paragraph-properties>
      <style:text-properties style:font-name="Calibri" fo:font-size="20pt" officeooo:rsid="006ff188" officeooo:paragraph-rsid="006ff188" style:font-size-asian="20pt" style:font-size-complex="20pt"/>
    </style:style>
    <style:style style:name="P55" style:family="paragraph" style:parent-style-name="Table_20_Contents">
      <style:paragraph-properties fo:text-align="center" style:justify-single-word="false">
        <style:tab-stops/>
      </style:paragraph-properties>
      <style:text-properties style:font-name="Calibri" officeooo:rsid="006ff188" officeooo:paragraph-rsid="006ff188"/>
    </style:style>
    <style:style style:name="P56" style:family="paragraph" style:parent-style-name="Standard">
      <style:paragraph-properties>
        <style:tab-stops/>
      </style:paragraph-properties>
      <style:text-properties officeooo:paragraph-rsid="00658a60" fo:background-color="#dddddd"/>
    </style:style>
    <style:style style:name="P57" style:family="paragraph" style:parent-style-name="Standard">
      <style:paragraph-properties>
        <style:tab-stops/>
      </style:paragraph-properties>
      <style:text-properties officeooo:paragraph-rsid="00643cb8" fo:background-color="#dddddd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0pt" fo:font-weight="bold" officeooo:rsid="006ff188" officeooo:paragraph-rsid="006ff188" style:font-size-asian="10pt" style:font-weight-asian="bold" style:font-name-complex="Arial2" style:font-size-complex="10pt" style:font-weight-complex="bold"/>
    </style:style>
    <style:style style:name="P59" style:family="paragraph" style:parent-style-name="Standard">
      <style:paragraph-properties>
        <style:tab-stops/>
      </style:paragraph-properties>
      <style:text-properties fo:color="#000000" loext:opacity="100%" style:font-name="Calibri" fo:font-size="10pt" officeooo:rsid="005e0334" officeooo:paragraph-rsid="00658a60" fo:background-color="#dddddd" style:font-name-asian="Calibri1" style:font-size-asian="10pt" style:font-name-complex="Calibri1" style:font-size-complex="10pt"/>
    </style:style>
    <style:style style:name="P60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normal" officeooo:rsid="005e0334" officeooo:paragraph-rsid="00643cb8" fo:background-color="#dddddd" style:font-name-asian="Calibri1" style:font-size-asian="10pt" style:font-weight-asian="normal" style:font-name-complex="Calibri1" style:font-size-complex="10pt" style:font-weight-complex="normal"/>
    </style:style>
    <style:style style:name="P61" style:family="paragraph" style:parent-style-name="Standard">
      <style:paragraph-properties>
        <style:tab-stops/>
      </style:paragraph-properties>
      <style:text-properties fo:color="#000000" loext:opacity="100%" style:font-name="Calibri" fo:font-size="10pt" fo:font-weight="normal" officeooo:rsid="005cbcf2" officeooo:paragraph-rsid="00643cb8" fo:background-color="#dddddd" style:font-name-asian="Calibri1" style:font-size-asian="10pt" style:font-weight-asian="normal" style:font-name-complex="Calibri1" style:font-size-complex="10pt" style:font-weight-complex="normal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color="#ce181e" loext:opacity="100%" style:font-name="Calibri" fo:font-size="14pt" fo:font-weight="bold" officeooo:rsid="006ff188" officeooo:paragraph-rsid="006ff188" style:font-name-asian="SimSun" style:font-size-asian="14pt" style:font-weight-asian="bold" style:font-name-complex="Mangal1" style:font-size-complex="14pt" style:font-weight-complex="bold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color="#ce181e" loext:opacity="100%" style:font-name="Calibri" fo:font-size="16pt" fo:font-weight="bold" officeooo:rsid="006ff188" officeooo:paragraph-rsid="006ff188" style:font-name-asian="SimSun" style:font-size-asian="14pt" style:font-weight-asian="bold" style:font-name-complex="Mangal1" style:font-size-complex="16pt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color="#ce181e" loext:opacity="100%" style:font-name="Calibri" fo:font-size="16pt" fo:font-weight="bold" officeooo:rsid="006ff188" officeooo:paragraph-rsid="006ff188" style:font-name-asian="SimSun" style:font-size-asian="16pt" style:font-weight-asian="bold" style:font-name-complex="Mangal1" style:font-size-complex="16pt" style:font-weight-complex="bold"/>
    </style:style>
    <style:style style:name="T1" style:family="text">
      <style:text-properties officeooo:rsid="000caee2"/>
    </style:style>
    <style:style style:name="T2" style:family="text">
      <style:text-properties fo:color="#999966" loext:opacity="100%"/>
    </style:style>
    <style:style style:name="T3" style:family="text">
      <style:text-properties fo:color="#999966" loext:opacity="100%" fo:font-size="14pt" style:font-size-asian="14pt" style:font-size-complex="14pt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weight="bold" officeooo:rsid="005cbcf2" style:font-weight-asian="bold" style:font-weight-complex="bold"/>
    </style:style>
    <style:style style:name="T6" style:family="text">
      <style:text-properties fo:color="#000000" loext:opacity="100%" style:font-name="Calibri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fo:color="#000000" loext:opacity="100%" style:font-name="Calibri" fo:font-size="10pt" fo:font-weight="bold" officeooo:rsid="0059a4b0" style:font-size-asian="10pt" style:font-weight-asian="bold" style:font-name-complex="Arial2" style:font-size-complex="10pt" style:font-weight-complex="bold"/>
    </style:style>
    <style:style style:name="T8" style:family="text">
      <style:text-properties fo:color="#000000" loext:opacity="100%" style:font-name="Calibri" fo:font-size="10pt" fo:font-weight="bold" officeooo:rsid="001d0f27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loext:opacity="100%" style:font-name="Calibri" fo:font-size="10pt" fo:font-weight="bold" officeooo:rsid="005984b0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loext:opacity="100%" style:font-name="Calibri" fo:font-size="10pt" fo:font-weight="bold" officeooo:rsid="00669b3c" style:font-size-asian="10pt" style:font-weight-asian="bold" style:font-name-complex="Arial2" style:font-size-complex="10pt" style:font-weight-complex="bold"/>
    </style:style>
    <style:style style:name="T11" style:family="text">
      <style:text-properties fo:color="#000000" loext:opacity="100%" style:font-name="Calibri" fo:font-size="10pt" fo:font-weight="bold" officeooo:rsid="005e0334" style:font-name-asian="Calibri1" style:font-size-asian="10pt" style:font-weight-asian="bold" style:font-name-complex="Calibri1" style:font-size-complex="10pt" style:font-weight-complex="bold"/>
    </style:style>
    <style:style style:name="T12" style:family="text">
      <style:text-properties fo:color="#000000" loext:opacity="100%" style:font-name="Calibri" fo:font-size="10pt" fo:font-weight="bold" officeooo:rsid="005fe6d9" style:font-name-asian="Calibri1" style:font-size-asian="10pt" style:font-weight-asian="bold" style:font-name-complex="Calibri1" style:font-size-complex="10pt" style:font-weight-complex="bold"/>
    </style:style>
    <style:style style:name="T13" style:family="text">
      <style:text-properties fo:color="#000000" loext:opacity="100%" style:font-name="Calibri" fo:font-size="10pt" fo:font-weight="normal" officeooo:rsid="005cbcf2" style:font-name-asian="Calibri1" style:font-size-asian="10pt" style:font-weight-asian="normal" style:font-name-complex="Calibri1" style:font-size-complex="10pt" style:font-weight-complex="normal"/>
    </style:style>
    <style:style style:name="T14" style:family="text">
      <style:text-properties fo:color="#000000" loext:opacity="100%" style:font-name="Calibri" fo:font-size="10pt" fo:font-weight="normal" officeooo:rsid="005e0334" style:font-name-asian="Calibri1" style:font-size-asian="10pt" style:font-weight-asian="normal" style:font-name-complex="Calibri1" style:font-size-complex="10pt" style:font-weight-complex="normal"/>
    </style:style>
    <style:style style:name="T15" style:family="text">
      <style:text-properties fo:color="#000000" loext:opacity="100%" style:font-name="Calibri" fo:font-size="10pt" fo:font-weight="normal" officeooo:rsid="005fe6d9" style:font-name-asian="Calibri1" style:font-size-asian="10pt" style:font-weight-asian="normal" style:font-name-complex="Calibri1" style:font-size-complex="10pt" style:font-weight-complex="normal"/>
    </style:style>
    <style:style style:name="T16" style:family="text">
      <style:text-properties fo:color="#000000" loext:opacity="100%" style:font-name="Calibri" fo:font-size="10pt" fo:font-weight="normal" officeooo:rsid="00630688" style:font-name-asian="Calibri1" style:font-size-asian="10pt" style:font-weight-asian="normal" style:font-name-complex="Calibri1" style:font-size-complex="10pt" style:font-weight-complex="normal"/>
    </style:style>
    <style:style style:name="T17" style:family="text">
      <style:text-properties fo:color="#000000" loext:opacity="100%" style:font-name="Calibri" fo:font-size="10pt" fo:font-weight="normal" officeooo:rsid="00658a60" style:font-name-asian="Calibri1" style:font-size-asian="10pt" style:font-weight-asian="normal" style:font-name-complex="Calibri1" style:font-size-complex="10pt" style:font-weight-complex="normal"/>
    </style:style>
    <style:style style:name="T18" style:family="text">
      <style:text-properties fo:color="#000000" loext:opacity="100%" style:font-name="Calibri" fo:font-size="10pt" officeooo:rsid="005e0334" style:font-name-asian="Calibri1" style:font-size-asian="10pt" style:font-name-complex="Calibri1" style:font-size-complex="10pt"/>
    </style:style>
    <style:style style:name="T19" style:family="text">
      <style:text-properties fo:color="#000000" loext:opacity="100%" style:font-name="Calibri" fo:font-size="10pt" officeooo:rsid="00658a60" style:font-name-asian="Calibri1" style:font-size-asian="10pt" style:font-name-complex="Calibri1" style:font-size-complex="10pt"/>
    </style:style>
    <style:style style:name="T20" style:family="text">
      <style:text-properties officeooo:rsid="005984b0"/>
    </style:style>
    <style:style style:name="T21" style:family="text">
      <style:text-properties officeooo:rsid="0059a4b0"/>
    </style:style>
    <style:style style:name="T22" style:family="text">
      <style:text-properties officeooo:rsid="005b51b0"/>
    </style:style>
    <style:style style:name="T23" style:family="text">
      <style:text-properties style:font-name="Calibri" fo:font-size="10pt" fo:font-weight="normal" officeooo:rsid="00630688" style:font-name-asian="Calibri1" style:font-size-asian="10pt" style:font-weight-asian="normal" style:font-name-complex="Calibri1" style:font-size-complex="10pt" style:font-weight-complex="normal"/>
    </style:style>
    <style:style style:name="T24" style:family="text">
      <style:text-properties style:font-name="Calibri" fo:font-size="10pt" fo:font-weight="normal" officeooo:rsid="005cbcf2" style:font-name-asian="Calibri1" style:font-size-asian="10pt" style:font-weight-asian="normal" style:font-name-complex="Calibri1" style:font-size-complex="10pt" style:font-weight-complex="normal"/>
    </style:style>
    <style:style style:name="T25" style:family="text">
      <style:text-properties style:font-name="Calibri" fo:font-size="11pt" fo:font-weight="bold" officeooo:rsid="005cbcf2" style:font-size-asian="11pt" style:font-weight-asian="bold" style:font-size-complex="11pt" style:font-weight-complex="bold"/>
    </style:style>
    <style:style style:name="T26" style:family="text">
      <style:text-properties style:font-name="Calibri" fo:font-size="11pt" officeooo:rsid="005cbcf2" style:font-size-asian="11pt" style:font-size-complex="11pt"/>
    </style:style>
    <style:style style:name="T27" style:family="text">
      <style:text-properties officeooo:rsid="005cbcf2"/>
    </style:style>
    <style:style style:name="T28" style:family="text">
      <style:text-properties officeooo:rsid="005e0334"/>
    </style:style>
    <style:style style:name="T29" style:family="text">
      <style:text-properties officeooo:rsid="00643cb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58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NTORNOS DE DESARROLLO" text:name="Modulo"/>
        <text:user-field-decl office:value-type="string" office:string-value="UD 01 DESARROLLO DE SOFTWARE" text:name="Tema"/>
        <text:user-field-decl office:value-type="string" office:string-value="1" text:name="NumeroTema"/>
      </text:user-field-decls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row table:style-name="Tabla16.1">
          <table:table-cell table:style-name="Tabla16.A1" table:number-columns-spanned="3" office:value-type="string">
            <text:p text:style-name="P21"><text:span text:style-name="T29">CU</text:span>ESTIONARIO</text:p>
          </table:table-cell>
          <table:covered-table-cell/>
          <table:covered-table-cell/>
          <table:table-cell table:style-name="Tabla16.D1" office:value-type="string">
            <text:p text:style-name="P18"><text:span text:style-name="T20">2</text:span><text:span text:style-name="T21">ptos</text:span> Excelente</text:p>
          </table:table-cell>
          <table:table-cell table:style-name="Tabla16.D1" office:value-type="string">
            <text:p text:style-name="P15"><text:span text:style-name="T20">1</text:span><text:span text:style-name="T21">ptos</text:span> Notable</text:p>
          </table:table-cell>
          <table:table-cell table:style-name="Tabla16.D1" office:value-type="string">
            <text:p text:style-name="P47"><text:span text:style-name="T7">0,</text:span><text:span text:style-name="T10">5</text:span><text:span text:style-name="T7">ptos Su</text:span><text:span text:style-name="T8">ficiente</text:span></text:p>
          </table:table-cell>
          <table:table-cell table:style-name="Tabla16.D1" office:value-type="string">
            <text:p text:style-name="P15">0<text:span text:style-name="T21">ptos</text:span> Insuficiente</text:p>
          </table:table-cell>
          <table:table-cell table:style-name="Tabla16.H1" office:value-type="string">
            <text:p text:style-name="P35">Nota</text:p>
          </table:table-cell>
        </table:table-row>
        <table:table-row table:style-name="Tabla16.2">
          <table:table-cell table:style-name="Tabla16.A2" office:value-type="string">
            <text:p text:style-name="P17">1</text:p>
          </table:table-cell>
          <table:table-cell table:style-name="Tabla16.B2" table:number-columns-spanned="2" office:value-type="string">
            <text:p text:style-name="P47"><text:span text:style-name="T7">Diferencia entre I</text:span><text:span text:style-name="T6">mplantación </text:span><text:span text:style-name="T7">vs</text:span><text:span text:style-name="T6"> </text:span><text:span text:style-name="T7">I</text:span><text:span text:style-name="T6">mplementación</text:span></text:p>
            <text:p text:style-name="P15"/>
          </table:table-cell>
          <table:covered-table-cell/>
          <table:table-cell table:style-name="Tabla16.D2" office:value-type="string">
            <text:p text:style-name="P26"><text:span text:style-name="T22">R</text:span>esponde de manera consistente <text:span text:style-name="T28">(1)</text:span>, contextualizando <text:span text:style-name="T28">(2)</text:span>, usando sus palabras <text:span text:style-name="T28">(3)</text:span> y citando la fuente <text:span text:style-name="T28">(4)</text:span> más relevante (*).</text:p>
          </table:table-cell>
          <table:table-cell table:style-name="Tabla16.E2" office:value-type="string">
            <text:p text:style-name="P60">Cumple 3 de 4.</text:p>
          </table:table-cell>
          <table:table-cell table:style-name="Tabla16.F2" office:value-type="string">
            <text:p text:style-name="P27">Cumple 2 de 4.</text:p>
          </table:table-cell>
          <table:table-cell table:style-name="Tabla16.G2" office:value-type="string">
            <text:p text:style-name="P27">Cumple menos de 2.</text:p>
          </table:table-cell>
          <table:table-cell table:style-name="Tabla16.H2" office:value-type="string">
            <text:p text:style-name="P62">1</text:p>
          </table:table-cell>
        </table:table-row>
        <table:table-row table:style-name="Tabla16.2">
          <table:table-cell table:style-name="Tabla16.A2" office:value-type="string">
            <text:p text:style-name="P17">2</text:p>
          </table:table-cell>
          <table:table-cell table:style-name="Tabla16.B2" table:number-columns-spanned="2" office:value-type="string">
            <text:p text:style-name="P19">Fase de integración en ciclo incremental</text:p>
          </table:table-cell>
          <table:covered-table-cell/>
          <table:table-cell table:style-name="Tabla16.D3" office:value-type="string">
            <text:p text:style-name="P61"><text:span text:style-name="T22">R</text:span>esponde de manera consistente <text:span text:style-name="T28">(1)</text:span>, contextualizando <text:span text:style-name="T28">(2)</text:span>, usando sus palabras <text:span text:style-name="T28">(3)</text:span> y citando la fuente <text:span text:style-name="T28">(4)</text:span> más relevante (*).</text:p>
          </table:table-cell>
          <table:table-cell table:style-name="Tabla16.E3" office:value-type="string">
            <text:p text:style-name="P27">Cumple 3 de 4.</text:p>
          </table:table-cell>
          <table:table-cell table:style-name="Tabla16.F3" office:value-type="string">
            <text:p text:style-name="P27">Cumple 2 de 4.</text:p>
          </table:table-cell>
          <table:table-cell table:style-name="Tabla16.G3" office:value-type="string">
            <text:p text:style-name="P27">Cumple menos de 2.</text:p>
          </table:table-cell>
          <table:table-cell table:style-name="Tabla16.H2" office:value-type="string">
            <text:p text:style-name="P62">2</text:p>
          </table:table-cell>
        </table:table-row>
        <table:table-row table:style-name="Tabla16.2">
          <table:table-cell table:style-name="Tabla16.A2" office:value-type="string">
            <text:p text:style-name="P37">3</text:p>
          </table:table-cell>
          <table:table-cell table:style-name="Tabla16.B2" table:number-columns-spanned="2" office:value-type="string">
            <text:p text:style-name="P39">Principios del Manifiesto Ágil</text:p>
          </table:table-cell>
          <table:covered-table-cell/>
          <table:table-cell table:style-name="Tabla16.D4" office:value-type="string">
            <text:p text:style-name="P57"><text:span text:style-name="T23">Enumera </text:span><text:span text:style-name="T24">los 12 principios y </text:span><text:span text:style-name="T23">los comprime en 5 de forma impecable.</text:span></text:p>
          </table:table-cell>
          <table:table-cell table:style-name="Tabla16.E4" office:value-type="string">
            <text:p text:style-name="P47"><text:span text:style-name="T16">Enumera </text:span><text:span text:style-name="T13">los 12 principios y </text:span><text:span text:style-name="T16">los comprime en 5 de forma mejorable.</text:span></text:p>
          </table:table-cell>
          <table:table-cell table:style-name="Tabla16.F4" office:value-type="string">
            <text:p text:style-name="P47"><text:span text:style-name="T16">No enumera </text:span><text:span text:style-name="T13">los 12 principios </text:span><text:span text:style-name="T16">o</text:span><text:span text:style-name="T13"> </text:span><text:span text:style-name="T16">no consigue resumirlos en 5.</text:span></text:p>
          </table:table-cell>
          <table:table-cell table:style-name="Tabla16.G4" office:value-type="string">
            <text:p text:style-name="P28">No realiza la actividad o no hace lo que se pide.</text:p>
          </table:table-cell>
          <table:table-cell table:style-name="Tabla16.H2" office:value-type="string">
            <text:p text:style-name="P62">2</text:p>
          </table:table-cell>
        </table:table-row>
        <table:table-row table:style-name="Tabla16.2">
          <table:table-cell table:style-name="Tabla16.A5" office:value-type="string">
            <text:p text:style-name="P17">4</text:p>
          </table:table-cell>
          <table:table-cell table:style-name="Tabla16.B5" table:number-columns-spanned="2" office:value-type="string">
            <text:p text:style-name="P19">Cambio de requisitos en ciclo en cascada</text:p>
          </table:table-cell>
          <table:covered-table-cell/>
          <table:table-cell table:style-name="Tabla16.D5" office:value-type="string">
            <text:p text:style-name="P61"><text:span text:style-name="T22">R</text:span>esponde de manera consistente <text:span text:style-name="T28">(1)</text:span>, contextualizando <text:span text:style-name="T28">(2)</text:span>, usando sus palabras <text:span text:style-name="T28">(3)</text:span> y citando la fuente <text:span text:style-name="T28">(4)</text:span> más relevante (*).</text:p>
          </table:table-cell>
          <table:table-cell table:style-name="Tabla16.E5" office:value-type="string">
            <text:p text:style-name="P60">Cumple 3 de 4.</text:p>
          </table:table-cell>
          <table:table-cell table:style-name="Tabla16.F5" office:value-type="string">
            <text:p text:style-name="P27">Cumple 2 de 4.</text:p>
          </table:table-cell>
          <table:table-cell table:style-name="Tabla16.G5" office:value-type="string">
            <text:p text:style-name="P27">Cumple menos de 2.</text:p>
          </table:table-cell>
          <table:table-cell table:style-name="Tabla16.H2" office:value-type="string">
            <text:p text:style-name="P62">1,5</text:p>
          </table:table-cell>
        </table:table-row>
        <table:table-row table:style-name="Tabla16.2">
          <table:table-cell table:style-name="Tabla16.A5" office:value-type="string">
            <text:p text:style-name="P10">5</text:p>
          </table:table-cell>
          <table:table-cell table:style-name="Tabla16.B5" table:number-columns-spanned="2" office:value-type="string">
            <text:p text:style-name="P19">Importancia de cada etapa del ciclo de vida</text:p>
          </table:table-cell>
          <table:covered-table-cell/>
          <table:table-cell table:style-name="Tabla16.D5" office:value-type="string">
            <text:p text:style-name="P26">Justifica correctamente las consecuencias de eliminar cada una de las 7 fases.</text:p>
          </table:table-cell>
          <table:table-cell table:style-name="Tabla16.E5" office:value-type="string">
            <text:p text:style-name="P61">Justifica correctamente entre 6 y 5 fases.</text:p>
          </table:table-cell>
          <table:table-cell table:style-name="Tabla16.F5" office:value-type="string">
            <text:p text:style-name="P26">Justifica correctamente entre <text:s/>4 y 3 fases.</text:p>
          </table:table-cell>
          <table:table-cell table:style-name="Tabla16.G5" office:value-type="string">
            <text:p text:style-name="P26">Justifica correctamente solo 2 <text:s/>fases o menos.</text:p>
          </table:table-cell>
          <table:table-cell table:style-name="Tabla16.H2" office:value-type="string">
            <text:p text:style-name="P62">1</text:p>
          </table:table-cell>
        </table:table-row>
        <table:table-row table:style-name="Tabla16.7">
          <table:table-cell table:style-name="Tabla16.A7" table:number-columns-spanned="7" office:value-type="string">
            <text:p text:style-name="P17"/>
            <text:p text:style-name="P25">Nota sobre 10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6.H2" office:value-type="string">
            <text:p text:style-name="P64">7,5</text:p>
          </table:table-cell>
        </table:table-row>
        <table:table-row table:style-name="Tabla16.7">
          <table:table-cell table:style-name="Tabla16.A8" table:number-columns-spanned="2" office:value-type="string">
            <text:p text:style-name="P10">Observaciones:</text:p>
          </table:table-cell>
          <table:covered-table-cell/>
          <table:table-cell table:style-name="Tabla16.C8" table:number-columns-spanned="6" office:value-type="string">
            <text:p text:style-name="P12"/>
            <text:p text:style-name="P53"><text:span text:style-name="T25">(*) Consistente</text:span><text:span text:style-name="T26">: sin más de 3 faltas ortográficas.</text:span></text:p>
            <text:p text:style-name="P33"><text:span text:style-name="T5"><text:s text:c="6"/>Contextualiza</text:span><text:span text:style-name="T27">: pone al lector en situación antes de responder. </text:span></text:p>
            <text:p text:style-name="P30"><text:s text:c="6"/>Cita:<text:span text:style-name="T30"> incluye una web o una referencia a los apuntes (Ejemplo: Fuente: Apuntes, página 3).</text:span></text:p>
            <text:p text:style-name="P29"/>
            <text:p text:style-name="P29"/>
            <text:p text:style-name="P51"/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columns-spanned="3" office:value-type="string">
            <text:p text:style-name="P20">VIDEO</text:p>
          </table:table-cell>
          <table:covered-table-cell/>
          <table:covered-table-cell/>
          <table:table-cell table:style-name="Tabla3.D1" office:value-type="string">
            <text:p text:style-name="P44"><text:span text:style-name="T7">1ptos</text:span><text:span text:style-name="T8"> Excelente</text:span></text:p>
          </table:table-cell>
          <table:table-cell table:style-name="Tabla3.D1" office:value-type="string">
            <text:p text:style-name="P44"><text:span text:style-name="T7">0</text:span><text:span text:style-name="T9">,</text:span><text:span text:style-name="T7">5ptos</text:span><text:span text:style-name="T6"> Notable</text:span></text:p>
          </table:table-cell>
          <table:table-cell table:style-name="Tabla3.D1" office:value-type="string">
            <text:p text:style-name="P44"><text:span text:style-name="T7">0,25ptos Su</text:span><text:span text:style-name="T8">ficiente</text:span></text:p>
          </table:table-cell>
          <table:table-cell table:style-name="Tabla3.D1" office:value-type="string">
            <text:p text:style-name="P14">0<text:span text:style-name="T21">ptos</text:span> Insuficiente</text:p>
          </table:table-cell>
          <table:table-cell table:style-name="Tabla3.H1" office:value-type="string">
            <text:p text:style-name="P34">Nota</text:p>
          </table:table-cell>
        </table:table-row>
        <table:table-row table:style-name="Tabla3.2">
          <table:table-cell table:style-name="Tabla3.A2" office:value-type="string">
            <text:p text:style-name="P16">1</text:p>
          </table:table-cell>
          <table:table-cell table:style-name="Tabla3.B2" table:number-columns-spanned="2" office:value-type="string">
            <text:p text:style-name="P13">Comentar el post anterior</text:p>
            <text:p text:style-name="P13">(libre)</text:p>
          </table:table-cell>
          <table:covered-table-cell/>
          <table:table-cell table:style-name="Tabla3.D2" office:value-type="string">
            <text:p text:style-name="P56"><text:span text:style-name="T14">Incluye</text:span><text:span text:style-name="T13"> </text:span><text:span text:style-name="T17">SOLO un párrafo</text:span><text:span text:style-name="T15">, objetivo o subjetivo (libre)</text:span><text:span text:style-name="T12">.</text:span></text:p>
          </table:table-cell>
          <table:table-cell table:style-name="Tabla3.E2" office:value-type="string">
            <text:p text:style-name="P45"><text:span text:style-name="T14">Incluye</text:span><text:span text:style-name="T13"> </text:span><text:span text:style-name="T17">SOLO </text:span><text:span text:style-name="T14">un párrafo</text:span><text:span text:style-name="T13">, </text:span><text:span text:style-name="T14">pero con más de 3 faltas de ortografía.</text:span><text:span text:style-name="T13"> </text:span></text:p>
          </table:table-cell>
          <table:table-cell table:style-name="Tabla3.F2" office:value-type="string">
            <text:p text:style-name="P49"><text:span text:style-name="T18">Incluye esta parte, pero es demasiado breve </text:span><text:span text:style-name="T19">u ocupa más de un párrafo.</text:span></text:p>
          </table:table-cell>
          <table:table-cell table:style-name="Tabla3.G2" office:value-type="string">
            <text:p text:style-name="P22">Omite esta parte o no se identifica claramente en el post.</text:p>
          </table:table-cell>
          <table:table-cell table:style-name="Tabla3.H2" office:value-type="string">
            <text:p text:style-name="P62">1</text:p>
          </table:table-cell>
        </table:table-row>
        <table:table-row table:style-name="Tabla3.2">
          <table:table-cell table:style-name="Tabla3.A2" office:value-type="string">
            <text:p text:style-name="P16">2</text:p>
          </table:table-cell>
          <table:table-cell table:style-name="Tabla3.B3" table:number-columns-spanned="2" office:value-type="string">
            <text:p text:style-name="P13">Comentar un nuevo aspecto del video</text:p>
            <text:p text:style-name="P13">(objetivo)</text:p>
          </table:table-cell>
          <table:covered-table-cell/>
          <table:table-cell table:style-name="Tabla3.D3" office:value-type="string">
            <text:p text:style-name="P56"><text:span text:style-name="T14">Incluye</text:span><text:span text:style-name="T13"> </text:span><text:span text:style-name="T17">SOLO un párrafo, de carácter</text:span><text:span text:style-name="T15"> </text:span><text:span text:style-name="T12">objetivo</text:span><text:span text:style-name="T15">.</text:span></text:p>
          </table:table-cell>
          <table:table-cell table:style-name="Tabla3.E3" office:value-type="string">
            <text:p text:style-name="P48"><text:span text:style-name="T14">Incluye</text:span><text:span text:style-name="T13"> </text:span><text:span text:style-name="T17">SOLO </text:span><text:span text:style-name="T14">un </text:span><text:span text:style-name="T17">párrafo</text:span><text:span text:style-name="T13"> </text:span><text:span text:style-name="T14">pero con más de 3 faltas o demasiado </text:span><text:span text:style-name="T11">subjetivo</text:span><text:span text:style-name="T14">.</text:span><text:span text:style-name="T13"> </text:span></text:p>
          </table:table-cell>
          <table:table-cell table:style-name="Tabla3.F3" office:value-type="string">
            <text:p text:style-name="P23">Incluye esta parte, pero es demasiado breve <text:span text:style-name="T31">u ocupa más de un párrafo.</text:span></text:p>
          </table:table-cell>
          <table:table-cell table:style-name="Tabla3.G3" office:value-type="string">
            <text:p text:style-name="P22">Omite esta parte o no se identifica claramente en el post</text:p>
          </table:table-cell>
          <table:table-cell table:style-name="Tabla3.H2" office:value-type="string">
            <text:p text:style-name="P62">1</text:p>
          </table:table-cell>
        </table:table-row>
        <table:table-row table:style-name="Tabla3.2">
          <table:table-cell table:style-name="Tabla3.A4" office:value-type="string">
            <text:p text:style-name="P36">3</text:p>
          </table:table-cell>
          <table:table-cell table:style-name="Tabla3.B4" table:number-columns-spanned="2" office:value-type="string">
            <text:p text:style-name="P38">Aportar la opinión personal al punto anterior</text:p>
            <text:p text:style-name="P13">(subjetivo)</text:p>
          </table:table-cell>
          <table:covered-table-cell/>
          <table:table-cell table:style-name="Tabla3.D4" office:value-type="string">
            <text:p text:style-name="P56"><text:span text:style-name="T14">Incluye</text:span><text:span text:style-name="T13"> </text:span><text:span text:style-name="T17">SOLO un</text:span><text:span text:style-name="T15"> </text:span><text:span text:style-name="T17">párrafo, de carácter</text:span><text:span text:style-name="T15"> </text:span><text:span text:style-name="T12">subjetivo</text:span><text:span text:style-name="T15">.</text:span></text:p>
          </table:table-cell>
          <table:table-cell table:style-name="Tabla3.E4" office:value-type="string">
            <text:p text:style-name="P48"><text:span text:style-name="T14">Incluye</text:span><text:span text:style-name="T13"> </text:span><text:span text:style-name="T17">SOLO </text:span><text:span text:style-name="T14">un párrafo</text:span><text:span text:style-name="T13">, </text:span><text:span text:style-name="T14">pero con más de 3 faltas o demasiado </text:span><text:span text:style-name="T11">objetivo</text:span><text:span text:style-name="T14">.</text:span><text:span text:style-name="T13"> </text:span></text:p>
          </table:table-cell>
          <table:table-cell table:style-name="Tabla3.F4" office:value-type="string">
            <text:p text:style-name="P59">Incluye esta parte, pero es demasiado breve <text:span text:style-name="T31">u ocupa más de un párrafo.</text:span></text:p>
          </table:table-cell>
          <table:table-cell table:style-name="Tabla3.G4" office:value-type="string">
            <text:p text:style-name="P22">Omite esta parte o no se identifica claramente en el post</text:p>
          </table:table-cell>
          <table:table-cell table:style-name="Tabla3.H2" office:value-type="string">
            <text:p text:style-name="P62">0,75</text:p>
          </table:table-cell>
        </table:table-row>
        <table:table-row table:style-name="Tabla3.5">
          <table:table-cell table:style-name="Tabla3.A5" table:number-columns-spanned="7" office:value-type="string">
            <text:p text:style-name="P16"/>
            <text:p text:style-name="P24">Nota sobre <text:span text:style-name="T21">3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office:value-type="string">
            <text:p text:style-name="P63">2,75</text:p>
          </table:table-cell>
        </table:table-row>
        <table:table-row table:style-name="Tabla3.5">
          <table:table-cell table:style-name="Tabla3.A6" table:number-columns-spanned="2" office:value-type="string">
            <text:p text:style-name="P9">Observaciones:</text:p>
          </table:table-cell>
          <table:covered-table-cell/>
          <table:table-cell table:style-name="Tabla3.C6" table:number-columns-spanned="6" office:value-type="string">
            <text:p text:style-name="P11"/>
            <text:p text:style-name="P58">Extensión máxima superada (-0,5)</text:p>
            <text:p text:style-name="P58">El post ha quedado demasiado largo.</text:p>
            <text:p text:style-name="P50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40">Nota cuestionario <text:span text:style-name="T22">(70%)</text:span></text:p>
          </table:table-cell>
          <table:table-cell table:style-name="Tabla6.B1" office:value-type="string">
            <text:p text:style-name="P55">7,5</text:p>
          </table:table-cell>
          <table:table-cell table:style-name="Tabla6.C1" office:value-type="string">
            <text:p text:style-name="P42">x 0,7</text:p>
          </table:table-cell>
          <table:table-cell table:style-name="Tabla6.D1" office:value-type="string">
            <text:p text:style-name="P55">5,25</text:p>
          </table:table-cell>
        </table:table-row>
        <table:table-row table:style-name="Tabla6.1">
          <table:table-cell table:style-name="Tabla6.A2" table:number-columns-spanned="3" office:value-type="string">
            <text:p text:style-name="P41">Nota video <text:span text:style-name="T22">(30%)</text:span></text:p>
          </table:table-cell>
          <table:covered-table-cell/>
          <table:covered-table-cell/>
          <table:table-cell table:style-name="Tabla6.D2" office:value-type="string">
            <text:p text:style-name="P55">2,75</text:p>
          </table:table-cell>
        </table:table-row>
        <table:table-row table:style-name="Tabla6.1">
          <table:table-cell table:style-name="Tabla6.A2" table:number-columns-spanned="3" office:value-type="string">
            <text:p text:style-name="P43">Nota <text:span text:style-name="T22">media </text:span>final</text:p>
          </table:table-cell>
          <table:covered-table-cell/>
          <table:covered-table-cell/>
          <table:table-cell table:style-name="Tabla6.D2" office:value-type="string">
            <text:p text:style-name="P54">7,5</text:p>
          </table:table-cell>
        </table:table-row>
      </table:table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libri2" svg:font-family="Calibri" style:font-adornments="Predeterminad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Cursiva" style:font-family-generic="swiss" style:font-pitch="variable"/>
    <style:font-face style:name="Verdana3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3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3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3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margin-top="0.319cm" fo:margin-bottom="0.25cm" style:contextual-spacing="false" fo:text-indent="0cm" style:auto-text-indent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3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3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2" fo:font-family="Verdana" style:font-style-name="Cursiva" style:font-family-generic="swiss" style:font-pitch="variable" fo:font-size="10pt" fo:font-style="italic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.499cm" style:auto-text-indent="false" style:writing-mode="lr-tb"/>
    </style:style>
    <style:style style:name="Normal" style:family="paragraph">
      <style:paragraph-properties fo:margin-left="0.755cm" fo:margin-right="0cm" fo:margin-top="0cm" fo:margin-bottom="0.198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Verdana1" fo:font-family="Verdana" style:font-family-generic="swiss" style:font-pitch="variable" fo:font-size="10pt" style:font-name-asian="Verdana1" style:font-family-asian="Verdana" style:font-family-generic-asian="swiss" style:font-pitch-asian="variable" style:font-size-asian="10pt" style:font-name-complex="Verdana1" style:font-family-complex="Verdana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ource Sans Pro Light1" style:font-family-complex="'Source Sans Pro Light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Vivid_7e_LT_7e_Gliederung_20_1" style:display-name="Vivid~LT~Gliederung 1" style:family="paragraph" style:default-outline-level="">
      <style:paragraph-properties fo:margin-top="0cm" fo:margin-bottom="0.436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Gliederung_20_2" style:display-name="Vivid~LT~Gliederung 2" style:family="paragraph" style:parent-style-name="Vivid_7e_LT_7e_Gliederung_20_1" style:default-outline-level="">
      <style:paragraph-properties fo:margin-top="0cm" fo:margin-bottom="0.397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_7e_LT_7e_Gliederung_20_3" style:display-name="Vivid~LT~Gliederung 3" style:family="paragraph" style:parent-style-name="Vivid_7e_LT_7e_Gliederung_20_2" style:default-outline-level="">
      <style:paragraph-properties fo:margin-top="0cm" fo:margin-bottom="0.3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_7e_LT_7e_Gliederung_20_4" style:display-name="Vivid~LT~Gliederung 4" style:family="paragraph" style:parent-style-name="Vivid_7e_LT_7e_Gliederung_20_3" style:default-outline-level="">
      <style:paragraph-properties fo:margin-top="0cm" fo:margin-bottom="0.199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5" style:display-name="Vivid~LT~Gliederung 5" style:family="paragraph" style:parent-style-name="Vivid_7e_LT_7e_Gliederung_20_4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6" style:display-name="Vivid~LT~Gliederung 6" style:family="paragraph" style:parent-style-name="Vivid_7e_LT_7e_Gliederung_20_5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7" style:display-name="Vivid~LT~Gliederung 7" style:family="paragraph" style:parent-style-name="Vivid_7e_LT_7e_Gliederung_20_6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8" style:display-name="Vivid~LT~Gliederung 8" style:family="paragraph" style:parent-style-name="Vivid_7e_LT_7e_Gliederung_20_7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Gliederung_20_9" style:display-name="Vivid~LT~Gliederung 9" style:family="paragraph" style:parent-style-name="Vivid_7e_LT_7e_Gliederung_20_8" style:default-outline-level="">
      <style:paragraph-properties fo:margin-top="0cm" fo:margin-bottom="0.101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_7e_LT_7e_Titel" style:display-name="Vivid~LT~Titel" style:family="paragraph" style:default-outline-level="">
      <style:paragraph-properties fo:margin-top="0cm" fo:margin-bottom="0cm" style:contextual-spacing="false" style:line-height-at-least="0.353cm" fo:text-align="start" style:justify-single-word="false"/>
      <style:text-properties fo:color="#336633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8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Untertitel" style:display-name="Vivid~LT~Untertitel" style:family="paragraph" style:default-outline-level="">
      <style:paragraph-properties fo:margin-top="0cm" fo:margin-bottom="0cm" style:contextual-spacing="false" style:line-height-at-least="0.353cm" fo:text-align="start" style:justify-single-word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Notizen" style:display-name="Vivid~LT~Notizen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_7e_LT_7e_Hintergrundobjekte" style:display-name="Vivid~LT~Hintergrundobjekte" style:family="paragraph" style:default-outline-level="">
      <style:text-properties fo:color="#dbf5f9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Vivid_7e_LT_7e_Hintergrund" style:display-name="Vivid~LT~Hintergrund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ource Sans Pro Light1" style:font-family-complex="'Source Sans Pro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fo:color="#484848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Fondo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Notas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3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witharrow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bjectwithshadow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xt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xtbody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Estilo_20_de_20_dibujo_20_predeterminado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indent" style:family="paragraph" style:parent-style-name="Estilo_20_de_20_dibujo_20_predeterminad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fo:color="#04617b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66pt" fo:font-style="normal" fo:text-shadow="none" style:text-underline-style="none" fo:font-weight="normal" style:letter-kerning="true" style:font-size-asian="66pt" style:font-style-asian="normal" style:font-weight-asian="normal" style:text-emphasize="none"/>
    </style:style>
    <style:style style:name="title1" style:family="paragraph" style:parent-style-name="Estilo_20_de_20_dibujo_20_predeterminado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bold" style:letter-kerning="true" style:font-size-asian="22pt" style:font-style-asian="normal" style:font-weight-asian="bold" style:text-emphasize="none"/>
    </style:style>
    <style:style style:name="title2" style:family="paragraph" style:parent-style-name="Estilo_20_de_20_dibujo_20_predeterminad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Estilo_20_de_20_dibujo_20_predeterminado" style:default-outline-level="">
      <style:paragraph-properties fo:margin-top="0.42cm" fo:margin-bottom="0.21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Estilo_20_de_20_dibujo_20_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vid1_7e_LT_7e_Gliederung_20_1" style:display-name="Vivid1~LT~Gliederung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Gliederung_20_2" style:display-name="Vivid1~LT~Gliederung 2" style:family="paragraph" style:parent-style-name="Vivid1_7e_LT_7e_Gliederung_20_1" style:default-outline-level="">
      <style:paragraph-properties fo:margin-top="0cm" fo:margin-bottom="0.3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1_7e_LT_7e_Gliederung_20_3" style:display-name="Vivid1~LT~Gliederung 3" style:family="paragraph" style:parent-style-name="Vivi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4" style:display-name="Vivid1~LT~Gliederung 4" style:family="paragraph" style:parent-style-name="Vivi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5" style:display-name="Vivid1~LT~Gliederung 5" style:family="paragraph" style:parent-style-name="Vivi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6" style:display-name="Vivid1~LT~Gliederung 6" style:family="paragraph" style:parent-style-name="Vivi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7" style:display-name="Vivid1~LT~Gliederung 7" style:family="paragraph" style:parent-style-name="Vivi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1_7e_LT_7e_Gliederung_20_8" style:display-name="Vivid1~LT~Gliederung 8" style:family="paragraph" style:parent-style-name="Vivi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Gliederung_20_9" style:display-name="Vivid1~LT~Gliederung 9" style:family="paragraph" style:parent-style-name="Vivi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Vivid1_7e_LT_7e_Titel" style:display-name="Vivid1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Untertitel" style:display-name="Vivid1~LT~Untertitel" style:family="paragraph" style:default-outline-level="">
      <style:paragraph-properties fo:text-align="center" style:justify-single-word="false"/>
      <style:text-properties fo:color="#04617b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2pt" style:font-style-asian="normal" style:font-weight-asian="bold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Notizen" style:display-name="Vivid1~LT~Notizen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1_7e_LT_7e_Hintergrundobjekte" style:display-name="Vivid1~LT~Hintergrundobjekte" style:family="paragraph" style:default-outline-level="">
      <style:text-properties fo:color="#484848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Vivid1_7e_LT_7e_Hintergrund" style:display-name="Vivid1~LT~Hintergrund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Vivid2_7e_LT_7e_Gliederung_20_1" style:display-name="Vivid2~LT~Gliederung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Gliederung_20_2" style:display-name="Vivid2~LT~Gliederung 2" style:family="paragraph" style:parent-style-name="Vivid2_7e_LT_7e_Gliederung_20_1" style:default-outline-level="">
      <style:paragraph-properties fo:margin-top="0cm" fo:margin-bottom="0.397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vid2_7e_LT_7e_Gliederung_20_3" style:display-name="Vivid2~LT~Gliederung 3" style:family="paragraph" style:parent-style-name="Vivid2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4" style:display-name="Vivid2~LT~Gliederung 4" style:family="paragraph" style:parent-style-name="Vivid2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5" style:display-name="Vivid2~LT~Gliederung 5" style:family="paragraph" style:parent-style-name="Vivid2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6" style:display-name="Vivid2~LT~Gliederung 6" style:family="paragraph" style:parent-style-name="Vivid2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7" style:display-name="Vivid2~LT~Gliederung 7" style:family="paragraph" style:parent-style-name="Vivid2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vid2_7e_LT_7e_Gliederung_20_8" style:display-name="Vivid2~LT~Gliederung 8" style:family="paragraph" style:parent-style-name="Vivid2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Gliederung_20_9" style:display-name="Vivid2~LT~Gliederung 9" style:family="paragraph" style:parent-style-name="Vivid2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vid2_7e_LT_7e_Titel" style:display-name="Vivid2~LT~Titel" style:family="paragraph" style:default-outline-level="">
      <style:paragraph-properties fo:text-align="start" style:justify-single-word="false"/>
      <style:text-properties fo:color="#04617b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6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Untertitel" style:display-name="Vivid2~LT~Untertitel" style:family="paragraph" style:default-outline-level="">
      <style:paragraph-properties fo:text-align="center" style:justify-single-word="false"/>
      <style:text-properties fo:color="#04617b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4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Notizen" style:display-name="Vivid2~LT~Notizen" style:family="paragraph" style:default-outline-level="">
      <style:paragraph-properties fo:margin-top="0cm" fo:margin-bottom="0.199cm" style:contextual-spacing="false" fo:line-height="110%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 Sans Pro Light1" style:font-family-complex="'Source Sans Pro Light'" style:font-family-generic-complex="system" style:font-pitch-complex="variable" style:font-size-complex="12pt" style:text-emphasize="none"/>
    </style:style>
    <style:style style:name="Vivid2_7e_LT_7e_Hintergrundobjekte" style:display-name="Vivid2~LT~Hintergrundobjekte" style:family="paragraph" style:default-outline-level="">
      <style:text-properties fo:color="#484848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Source Sans Pro Light1" style:font-family-complex="'Source Sans Pro Light'" style:font-family-generic-complex="system" style:font-pitch-complex="variable" style:font-size-complex="12pt"/>
    </style:style>
    <style:style style:name="Vivid2_7e_LT_7e_Hintergrund" style:display-name="Vivid2~LT~Hintergrund" style:family="paragraph" style:default-outline-level="">
      <style:text-properties style:font-name="Noto Sans Regular" fo:font-family="'Noto Sans Regular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text-properties style:font-name="Noto Sans Regular" fo:font-family="'Noto Sans Regular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Noto Sans Regular" fo:font-family="'Noto Sans Regular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Enlace_20_del_20_índice" style:display-name="Enlace del índice" style:family="paragraph" style:default-outline-level="">
      <style:text-properties style:font-name="Noto Sans Regular" fo:font-family="'Noto Sans Regular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fo:color="#000064" loext:opacity="100%" style:font-name="Verdana" fo:font-family="Verdana" style:font-family-generic="roman" style:font-pitch="variable" fo:font-size="10pt" fo:letter-spacing="-0.007cm" style:font-name-asian="Tahoma" style:font-family-asian="Tahoma" style:font-family-generic-asian="system" style:font-pitch-asian="variable" style:font-size-asian="10pt" style:font-name-complex="Source Sans Pro Light1" style:font-family-complex="'Source Sans Pro Light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text-properties fo:color="#000080" loext:opacity="100%" style:font-name="Noto Sans Regular" fo:font-family="'Noto Sans Regular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text-properties style:font-name="Noto Sans Regular" fo:font-family="'Noto Sans Regular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Ancla_20_de_20_nota_20_al_20_pie" style:display-name="Ancla de nota al pie" style:family="paragraph" style:default-outline-level="">
      <style:text-properties style:text-position="super 58%" style:font-name="Noto Sans Regular" fo:font-family="'Noto Sans Regular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Caracteres_20_de_20_nota_20_al_20_pie" style:display-name="Caracteres de nota al pie" style:family="paragraph" style:default-outline-level="">
      <style:text-properties style:font-name="Noto Sans Regular" fo:font-family="'Noto Sans Regular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Viñetas" style:family="paragraph" style:default-outline-level="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LO-Normal" style:family="paragraph" style:default-outline-level="">
      <style:paragraph-properties fo:margin-left="1.332cm" fo:margin-right="0cm" fo:margin-top="0cm" fo:margin-bottom="0.349cm" style:contextual-spacing="false" fo:line-height="102%" fo:text-align="start" style:justify-single-word="false" fo:text-indent="-0.032cm" style:auto-text-indent="false" style:writing-mode="lr-tb"/>
      <style:text-properties fo:color="#000000" loext:opacity="100%" style:font-name="Verdana" fo:font-family="Verdana" style:font-family-generic="roman" style:font-pitch="variable" fo:font-size="10pt" style:letter-kerning="true" style:font-name-asian="Tahoma" style:font-family-asian="Tahoma" style:font-family-generic-asian="system" style:font-pitch-asian="variable" style:font-size-asian="10pt" style:font-name-complex="Source Sans Pro Light1" style:font-family-complex="'Source Sans Pro Light'" style:font-family-generic-complex="system" style:font-pitch-complex="variable" style:font-size-complex="12pt"/>
    </style:style>
    <style:style style:name="LO-normal" style:family="paragraph" style:default-outline-level="">
      <style:paragraph-properties fo:margin-left="0cm" fo:margin-right="0cm" fo:margin-top="0cm" fo:margin-bottom="0cm" style:contextual-spacing="false" fo:line-height="115%" fo:text-align="start" style:justify-single-word="false" fo:text-indent="0.88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 Light1" style:font-family-complex="'Source Sans Pro Light'" style:font-family-generic-complex="system" style:font-pitch-complex="variable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En_20_blanco_7e_LT_7e_Gliederung_20_1" style:display-name="En blanco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_20_blanco_7e_LT_7e_Hintergrund" style:display-name="En blanc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color="#000064" loext:opacity="100%" style:font-name="Verdana" fo:font-family="Verdana" style:font-family-generic="roman" style:font-pitch="variable" fo:font-size="10pt" fo:letter-spacing="-0.007cm" style:font-size-asian="10pt"/>
    </style:style>
    <style:style style:name="Index_20_Link" style:display-name="Index Link" style:family="text"/>
    <style:style style:name="Default_20_Paragraph_20_Font" style:display-name="Default Paragraph Font" style:family="text"/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3">
      <text:list-level-style-bullet text:level="1" text:style-name="Character_5f_20_5f_style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66" loext:opacity="100%" fo:font-size="11pt" fo:language="es" fo:country="ES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padding="0.101cm" fo:border="none"/>
      <style:text-properties fo:color="#999966" loext:opacity="100%" fo:language="es" fo:country="ES" officeooo:paragraph-rsid="000be86e"/>
    </style:style>
    <style:style style:name="MP3" style:family="paragraph" style:parent-style-name="Footer">
      <style:paragraph-properties fo:padding="0.101cm" fo:border="none"/>
      <style:text-properties fo:language="es" fo:country="ES" officeooo:paragraph-rsid="000be86e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s" fo:country="ES"/>
    </style:style>
    <style:style style:name="MP6" style:family="paragraph" style:parent-style-name="Header">
      <style:text-properties fo:color="#999966" loext:opacity="100%" fo:font-size="11pt" fo:language="es" fo:country="ES" fo:font-weight="bold" officeooo:paragraph-rsid="004b8713" style:font-size-asian="11pt" style:font-weight-asian="bold" style:font-size-complex="11pt" style:font-weight-complex="bold"/>
    </style:style>
    <style:style style:name="MP7" style:family="paragraph" style:parent-style-name="Footer">
      <style:paragraph-properties fo:padding="0.101cm" fo:border="none"/>
      <style:text-properties fo:color="#999966" loext:opacity="100%" fo:language="es" fo:country="ES" officeooo:paragraph-rsid="004b8713"/>
    </style:style>
    <style:style style:name="MP8" style:family="paragraph" style:parent-style-name="Footer">
      <style:paragraph-properties fo:padding="0.101cm" fo:border="none"/>
      <style:text-properties fo:language="es" fo:country="ES" officeooo:paragraph-rsid="004b8713"/>
    </style:style>
    <style:style style:name="MT1" style:family="text">
      <style:text-properties officeooo:rsid="000caee2"/>
    </style:style>
    <style:style style:name="MT2" style:family="text">
      <style:text-properties fo:color="#999966" loext:opacity="100%"/>
    </style:style>
    <style:style style:name="MT3" style:family="text">
      <style:text-properties fo:color="#999966" loext:opacity="100%" fo:font-size="14pt" style:font-size-asian="14pt" style:font-size-complex="14pt"/>
    </style:style>
    <style:style style:name="MT4" style:family="text">
      <style:text-properties style:font-name="Apple SD Gothic Neo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928cm" fo:margin-bottom="1.058cm" fo:margin-left="2.046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NTORNOS DE DESARROLLO" text:name="Modulo"/>
          <text:user-field-decl office:value-type="string" office:string-value="UD 01 DESARROLLO DE SOFTWARE" text:name="Tema"/>
        </text:user-field-decls>
        <text:p text:style-name="MP1"><text:span text:style-name="MT1"><text:s/></text:span><text:user-field-get text:name="Modulo">ENTORNOS DE DESARROLLO</text:user-field-get><text:s/><text:tab/><text:tab/><text:user-field-get text:name="Tema">UD 01 DESARROLLO DE SOFTWARE</text:user-field-get></text:p>
      </style:header>
      <style:footer>
        <text:user-field-decls>
          <text:user-field-decl office:value-type="string" office:string-value="1" text:name="NumeroTema"/>
        </text:user-field-decls>
        <text:p text:style-name="MP2"><draw:frame draw:style-name="Mfr1" draw:name="Imagen3" text:anchor-type="char" svg:x="0.085cm" svg:y="0.081cm" svg:width="2.54cm" svg:height="1.138cm" draw:z-index="0"><draw:image xlink:href="Pictures/10000000000000600000002B565A972D2A2F4601.png" xlink:type="simple" xlink:show="embed" xlink:actuate="onLoad" draw:mime-type="image/png"/></draw:frame><text:tab/></text:p>
        <text:p text:style-name="MP3"><text:span text:style-name="MT2"><text:tab/></text:span><text:span text:style-name="MT3"><text:tab/></text:span><text:span text:style-name="MT3"><text:user-field-get text:name="NumeroTema">1</text:user-field-get></text:span><text:span text:style-name="MT3">.</text:span><text:span text:style-name="MT3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4"/>
      </style:header>
      <style:footer>
        <text:p text:style-name="MP5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4" draw:style-name="Mdp1">
      <style:header>
        <text:user-field-decls>
          <text:user-field-decl office:value-type="string" office:string-value="ENTORNOS DE DESARROLLO" text:name="Modulo"/>
          <text:user-field-decl office:value-type="string" office:string-value="UD 01 DESARROLLO DE SOFTWARE" text:name="Tema"/>
        </text:user-field-decls>
        <text:p text:style-name="MP6"><text:span text:style-name="MT1">Daw - </text:span><text:user-field-get text:name="Modulo">ENTORNOS DE DESARROLLO</text:user-field-get><text:s/><text:tab/><text:tab/><text:user-field-get text:name="Tema">UD 01 DESARROLLO DE SOFTWARE</text:user-field-get></text:p>
      </style:header>
      <style:footer>
        <text:user-field-decls>
          <text:user-field-decl office:value-type="string" office:string-value="1" text:name="NumeroTema"/>
        </text:user-field-decls>
        <text:p text:style-name="MP7"><draw:frame draw:style-name="Mfr1" draw:name="Imagen2" text:anchor-type="char" svg:x="0.085cm" svg:y="0.081cm" svg:width="2.54cm" svg:height="1.138cm" draw:z-index="0"><draw:image xlink:href="Pictures/10000000000000600000002B565A972D2A2F4601.png" xlink:type="simple" xlink:show="embed" xlink:actuate="onLoad" draw:mime-type="image/png"/></draw:frame><text:tab/></text:p>
        <text:p text:style-name="MP8"><text:span text:style-name="MT2"><text:tab/></text:span><text:span text:style-name="MT3"><text:tab/></text:span><text:span text:style-name="MT3"><text:user-field-get text:name="NumeroTema">1</text:user-field-get></text:span><text:span text:style-name="MT3">.</text:span><text:span text:style-name="MT3"><text:page-number text:select-page="current">0</text:page-number></text:span></text:p>
      </style:footer>
    </style:master-page>
    <style:master-page style:name="Converted4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5T12:29:07.986000000</meta:creation-date>
    <meta:editing-duration>PT10M23S</meta:editing-duration>
    <meta:editing-cycles>2</meta:editing-cycles>
    <meta:generator>LibreOffice/7.4.0.3$Windows_X86_64 LibreOffice_project/f85e47c08ddd19c015c0114a68350214f7066f5a</meta:generator>
    <dc:title>CEED CV</dc:title>
    <dc:date>2020-09-25T12:39:31.336000000</dc:date>
    <meta:document-statistic meta:table-count="3" meta:image-count="2" meta:object-count="0" meta:page-count="2" meta:paragraph-count="97" meta:word-count="483" meta:character-count="2787" meta:non-whitespace-character-count="2369"/>
  </office:meta>
</office:document-meta>
</file>